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010000037AB9A2152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26.71cm" svg:height="15.465cm" svg:x="0.124cm" svg:y="-0.021cm">
            <draw:image xlink:href="Pictures/10000001000006010000037AB9A21520.png" xlink:type="simple" xlink:show="embed" xlink:actuate="onLoad" draw:mime-type="image/png">
              <text:p/>
            </draw:image>
          </draw:frame>
          <draw:line draw:style-name="gr3" draw:text-style-name="P2" draw:layer="layout" svg:x1="2.855cm" svg:y1="4.386cm" svg:x2="26.52cm" svg:y2="4.27cm">
            <text:p/>
          </draw:line>
          <draw:line draw:style-name="gr3" draw:text-style-name="P2" draw:layer="layout" svg:x1="2.855cm" svg:y1="8.046cm" svg:x2="26.52cm" svg:y2="8.046cm">
            <text:p/>
          </draw:line>
          <draw:line draw:style-name="gr3" draw:text-style-name="P2" draw:layer="layout" svg:x1="10.86cm" svg:y1="0.34cm" svg:x2="10.86cm" svg:y2="12.087cm">
            <text:p/>
          </draw:line>
          <draw:line draw:style-name="gr3" draw:text-style-name="P2" draw:layer="layout" svg:x1="18.96cm" svg:y1="0.341cm" svg:x2="18.96cm" svg:y2="12.08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975cm" fo:page-height="15.7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12-15T18:55:19.367664300</dc:date>
    <meta:editing-duration>PT1H52M35S</meta:editing-duration>
    <meta:editing-cycles>1</meta:editing-cycles>
    <meta:document-statistic meta:object-count="6"/>
    <meta:generator>LibreOffice/25.2.7.2$Windows_X86_64 LibreOffice_project/5cbfd1ab6520636bb5f7b99185aa69bd7456825d</meta:generator>
  </office:meta>
</office:document-meta>
</file>